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16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10.2327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209in"/>
    </style:style>
    <style:style style:name="co9" style:family="table-column">
      <style:table-column-properties fo:break-before="auto" style:column-width="0.7984in"/>
    </style:style>
    <style:style style:name="co10" style:family="table-column">
      <style:table-column-properties fo:break-before="auto" style:column-width="0.8008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0.7626in"/>
    </style:style>
    <style:style style:name="co13" style:family="table-column">
      <style:table-column-properties fo:break-before="auto" style:column-width="0.3693in"/>
    </style:style>
    <style:style style:name="co14" style:family="table-column">
      <style:table-column-properties fo:break-before="auto" style:column-width="0.2811in"/>
    </style:style>
    <style:style style:name="co15" style:family="table-column">
      <style:table-column-properties fo:break-before="auto" style:column-width="0.318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0.4839in"/>
    </style:style>
    <style:style style:name="co19" style:family="table-column">
      <style:table-column-properties fo:break-before="auto" style:column-width="0.2047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6217in"/>
    </style:style>
    <style:style style:name="co23" style:family="table-column">
      <style:table-column-properties fo:break-before="auto" style:column-width="0.6646in"/>
    </style:style>
    <style:style style:name="co24" style:family="table-column">
      <style:table-column-properties fo:break-before="auto" style:column-width="0.6543in"/>
    </style:style>
    <style:style style:name="co25" style:family="table-column">
      <style:table-column-properties fo:break-before="auto" style:column-width="1.9945in"/>
    </style:style>
    <style:style style:name="co26" style:family="table-column">
      <style:table-column-properties fo:break-before="auto" style:column-width="1.9299in"/>
    </style:style>
    <style:style style:name="co27" style:family="table-column">
      <style:table-column-properties fo:break-before="auto" style:column-width="3.7854in"/>
    </style:style>
    <style:style style:name="ro1" style:family="table-row">
      <style:table-row-properties style:row-height="0.1598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116"/>
    <style:style style:name="ce21" style:family="table-cell" style:parent-style-name="Default" style:data-style-name="N116">
      <style:table-cell-properties fo:background-color="#ffff99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ackground-color="#ffff99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17"/>
    <style:style style:name="ce27" style:family="table-cell" style:parent-style-name="Default" style:data-style-name="N117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%</text:p>
          </table:table-cell>
          <table:table-cell office:value-type="string" calcext:value-type="string">
            <text:p>Prec%</text:p>
          </table:table-cell>
          <table:table-cell office:value-type="string" calcext:value-type="string">
            <text:p>Rec%</text:p>
          </table:table-cell>
          <table:table-cell office:value-type="string" calcext:value-type="string">
            <text:p>-Rec%</text:p>
          </table:table-cell>
          <table:table-cell office:value-type="string" calcext:value-type="string">
            <text:p>AvgStreak</text:p>
          </table:table-cell>
          <table:table-cell office:value-type="string" calcext:value-type="string">
            <text:p>MaxStreak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]15m_15m]1h]1d_1m]15m_15m]1h]1d_32_0~005_2</text:p>
          </table:table-cell>
          <table:table-cell office:value-type="string" calcext:value-type="string">
            <text:p>dip_predict_1~0_0_-0~1%_TP0_TR0_SL0</text:p>
          </table:table-cell>
          <table:table-cell office:value-type="string" calcext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 calcext:value-type="float">
            <text:p>-679.4</text:p>
          </table:table-cell>
          <table:table-cell office:value-type="float" office:value="0.0152788388082506" calcext:value-type="float">
            <text:p>0.02</text:p>
          </table:table-cell>
          <table:table-cell office:value-type="float" office:value="0.550976011288805" calcext:value-type="float">
            <text:p>0.55</text:p>
          </table:table-cell>
          <table:table-cell office:value-type="float" office:value="0.0078802206461780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85195202257761" calcext:value-type="float">
            <text:p>0.85</text:p>
          </table:table-cell>
          <table:table-cell office:value-type="float" office:value="5.62839410395656" calcext:value-type="float">
            <text:p>5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[10/40]-[1259/8504]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9" office:value-type="string" calcext:value-type="string">
            <text:p>dip_predict_1~0_0_-0~1%_TP0_TR0_SL0</text:p>
          </table:table-cell>
          <table:table-cell table:style-name="ce19" office:value-type="string" calcext:value-type="string">
            <text:p>rl_reppo-custom_dip_0~0001_20000_512_1000000_0~99_RMSprop_CELU_512]64_Batcd-weigm-actin-Dropt-weigm-Dropt-actin-weigm_1_1733717650~8319</text:p>
          </table:table-cell>
          <table:table-cell table:style-name="ce21" office:value-type="float" office:value="-240.199999999999" calcext:value-type="float">
            <text:p>-240.2</text:p>
          </table:table-cell>
          <table:table-cell table:style-name="ce23" office:value-type="float" office:value="0.025974025974026" calcext:value-type="float">
            <text:p>0.03</text:p>
          </table:table-cell>
          <table:table-cell table:style-name="ce23" office:value-type="float" office:value="0.526446378174976" calcext:value-type="float">
            <text:p>0.53</text:p>
          </table:table-cell>
          <table:table-cell table:style-name="ce23" office:value-type="float" office:value="0.0157068062827225" calcext:value-type="float">
            <text:p>0.02</text:p>
          </table:table-cell>
          <table:table-cell table:style-name="ce23" office:value-type="float" office:value="0.075" calcext:value-type="float">
            <text:p>0.08</text:p>
          </table:table-cell>
          <table:table-cell table:style-name="ce23" office:value-type="float" office:value="0.977892756349953" calcext:value-type="float">
            <text:p>0.98</text:p>
          </table:table-cell>
          <table:table-cell table:style-name="ce21" office:value-type="float" office:value="0.0132743362831858" calcext:value-type="float">
            <text:p>0.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[3/40]-[188/8504]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-1.1" calcext:value-type="float">
            <text:p>-1.1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9" office:value-type="string" calcext:value-type="string">
            <text:p>dip_predict_1~0_0_-0~1%_TP0_TR0_SL0</text:p>
          </table:table-cell>
          <table:table-cell table:style-name="ce19" office:value-type="string" calcext:value-type="string">
            <text:p>rl_reppo-custom_dip_0~0001_20000_512_1000000_0~99_RMSprop_CELU_512]64_Batcd-weigm-actin-Dropt-weigm-Dropt-actin-weigm_1_1733721671~2638788</text:p>
          </table:table-cell>
          <table:table-cell table:style-name="ce21" office:value-type="float" office:value="-141.5" calcext:value-type="float">
            <text:p>-141.5</text:p>
          </table:table-cell>
          <table:table-cell table:style-name="ce23" office:value-type="float" office:value="0.0425531914893617" calcext:value-type="float">
            <text:p>0.04</text:p>
          </table:table-cell>
          <table:table-cell table:style-name="ce23" office:value-type="float" office:value="0.531738005644403" calcext:value-type="float">
            <text:p>0.53</text:p>
          </table:table-cell>
          <table:table-cell table:style-name="ce23" office:value-type="float" office:value="0.0297029702970297" calcext:value-type="float">
            <text:p>0.03</text:p>
          </table:table-cell>
          <table:table-cell table:style-name="ce23" office:value-type="float" office:value="0.075" calcext:value-type="float">
            <text:p>0.08</text:p>
          </table:table-cell>
          <table:table-cell table:style-name="ce23" office:value-type="float" office:value="0.988476011288805" calcext:value-type="float">
            <text:p>0.99</text:p>
          </table:table-cell>
          <table:table-cell table:style-name="ce21" office:value-type="float" office:value="0.0220588235294118" calcext:value-type="float">
            <text:p>0.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[3/40]-[98/8504]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1" calcext:value-type="float">
            <text:p>1.1</text:p>
          </table:table-cell>
          <table:table-cell table:style-name="ce19" office:value-type="float" office:value="-1.1" calcext:value-type="float">
            <text:p>-1.1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1">
          <table:table-cell office:value-type="float" office:value="0.001">
            <text:p>0.001</text:p>
          </table:table-cell>
          <table:table-cell office:value-type="string">
            <text:p>10m</text:p>
          </table:table-cell>
          <table:table-cell table:number-columns-repeated="12"/>
        </table:table-row>
        <table:table-row table:style-name="ro1">
          <table:table-cell office:value-type="float" office:value="0.002">
            <text:p>0.002</text:p>
          </table:table-cell>
          <table:table-cell office:value-type="string">
            <text:p>20m</text:p>
          </table:table-cell>
          <table:table-cell table:number-columns-repeated="12"/>
        </table:table-row>
        <table:table-row table:style-name="ro1">
          <table:table-cell office:value-type="float" office:value="0.003">
            <text:p>0.003</text:p>
          </table:table-cell>
          <table:table-cell office:value-type="string">
            <text:p>30m</text:p>
          </table:table-cell>
          <table:table-cell table:number-columns-repeated="12"/>
        </table:table-row>
        <table:table-row table:style-name="ro1">
          <table:table-cell office:value-type="float" office:value="0.005">
            <text:p>0.005</text:p>
          </table:table-cell>
          <table:table-cell office:value-type="string">
            <text:p>1h</text:p>
          </table:table-cell>
          <table:table-cell table:number-columns-repeated="12"/>
        </table:table-row>
        <table:table-row table:style-name="ro1">
          <table:table-cell office:value-type="float" office:value="0.01">
            <text:p>0.01</text:p>
          </table:table-cell>
          <table:table-cell office:value-type="string">
            <text:p>4h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>
            <text:p>ratio</text:p>
          </table:table-cell>
          <table:table-cell table:style-name="Default" office:value-type="string">
            <text:p>time</text:p>
          </table:table-cell>
          <table:table-cell office:value-type="string">
            <text:p>dips</text:p>
          </table:table-cell>
          <table:table-cell office:value-type="string">
            <text:p>non-dips</text:p>
          </table:table-cell>
          <table:table-cell office:value-type="string">
            <text:p>F1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Year</text:p>
          </table:table-cell>
          <table:table-cell table:style-name="ce25" office:value-type="string">
            <text:p>reward_multiplier_combo_buy</text:p>
          </table:table-cell>
          <table:table-cell office:value-type="string">
            <text:p>lay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">
            <text:p>0.002</text:p>
          </table:table-cell>
          <table:table-cell table:style-name="Default" office:value-type="string">
            <text:p>20m</text:p>
          </table:table-cell>
          <table:table-cell office:value-type="float" office:value="44364">
            <text:p>44364</text:p>
          </table:table-cell>
          <table:table-cell office:value-type="float" office:value="83796">
            <text:p>83796</text:p>
          </table:table-cell>
          <table:table-cell table:number-columns-repeated="5"/>
          <table:table-cell table:style-name="ce25"/>
          <table:table-cell table:number-columns-repeated="3"/>
        </table:table-row>
        <table:table-row table:style-name="ro1">
          <table:table-cell office:value-type="string">
            <text:p>Fidelity</text:p>
          </table:table-cell>
          <table:table-cell table:number-columns-repeated="9"/>
          <table:table-cell table:style-name="ce25"/>
          <table:table-cell table:number-columns-repeated="3"/>
        </table:table-row>
        <table:table-row table:style-name="ro1">
          <table:table-cell office:value-type="string">
            <text:p>10m</text:p>
          </table:table-cell>
          <table:table-cell table:number-columns-repeated="9"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table:formula="of:=2*([.D14]/([.D14]+[.E14]))*([.D14]/[.$D$11])/(([.D14]/([.D14]+[.E14])) + ([.D14]/[.$D$11]))" office:value-type="float" office:value="0.00394919894089665">
            <text:p>0.004</text:p>
          </table:table-cell>
          <table:table-cell table:formula="of:=[.D14]/([.E14]+1)" office:value-type="float" office:value="0.765217391304348">
            <text:p>0.765</text:p>
          </table:table-cell>
          <table:table-cell/>
          <table:table-cell table:style-name="ce27" table:formula="of:=[.F14]*[.G14]*[.G14]" office:value-type="float" office:value="0.00231248367472995">
            <text:p>0.002</text:p>
          </table:table-cell>
          <table:table-cell office:value-type="float" office:value="2022">
            <text:p>2022</text:p>
          </table:table-cell>
          <table:table-cell table:style-name="ce25"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54">
            <text:p>11954</text:p>
          </table:table-cell>
          <table:table-cell office:value-type="float" office:value="16013">
            <text:p>16013</text:p>
          </table:table-cell>
          <table:table-cell table:formula="of:=2*([.D15]/([.D15]+[.E15]))*([.D15]/[.$D$11])/(([.D15]/([.D15]+[.E15])) + ([.D15]/[.$D$11]))" office:value-type="float" office:value="0.330536008073993">
            <text:p>0.331</text:p>
          </table:table-cell>
          <table:table-cell table:formula="of:=[.D15]/([.E15]+1)" office:value-type="float" office:value="0.7464718371425">
            <text:p>0.746</text:p>
          </table:table-cell>
          <table:table-cell/>
          <table:table-cell table:style-name="ce27" table:formula="of:=[.F15]*[.G15]*[.G15]" office:value-type="float" office:value="0.184181341731624">
            <text:p>0.184</text:p>
          </table:table-cell>
          <table:table-cell office:value-type="float" office:value="2022">
            <text:p>2022</text:p>
          </table:table-cell>
          <table:table-cell table:style-name="ce25" office:value-type="float" office:value="5">
            <text:p>5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2">
            <text:p>122</text:p>
          </table:table-cell>
          <table:table-cell office:value-type="float" office:value="55">
            <text:p>55</text:p>
          </table:table-cell>
          <table:table-cell table:formula="of:=2*([.D16]/([.D16]+[.E16]))*([.D16]/[.$D$11])/(([.D16]/([.D16]+[.E16])) + ([.D16]/[.$D$11]))" office:value-type="float" office:value="0.00547809883029119">
            <text:p>0.005</text:p>
          </table:table-cell>
          <table:table-cell table:formula="of:=[.D16]/([.E16]+1)" office:value-type="float" office:value="2.17857142857143">
            <text:p>2.179</text:p>
          </table:table-cell>
          <table:table-cell/>
          <table:table-cell table:style-name="ce27" table:formula="of:=[.F16]*[.G16]*[.G16]" office:value-type="float" office:value="0.0260000073310121">
            <text:p>0.026</text:p>
          </table:table-cell>
          <table:table-cell office:value-type="float" office:value="2021">
            <text:p>2021</text:p>
          </table:table-cell>
          <table:table-cell table:style-name="ce25"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23516">
            <text:p>23516</text:p>
          </table:table-cell>
          <table:table-cell office:value-type="float" office:value="32431">
            <text:p>32431</text:p>
          </table:table-cell>
          <table:table-cell table:formula="of:=2*([.D17]/([.D17]+[.E17]))*([.D17]/[.$D$11])/(([.D17]/([.D17]+[.E17])) + ([.D17]/[.$D$11]))" office:value-type="float" office:value="0.4688618396786">
            <text:p>0.469</text:p>
          </table:table-cell>
          <table:table-cell table:formula="of:=[.D17]/([.E17]+1)" office:value-type="float" office:value="0.72508633448446">
            <text:p>0.725</text:p>
          </table:table-cell>
          <table:table-cell/>
          <table:table-cell table:style-name="ce27" table:formula="of:=[.F17]*[.G17]*[.G17]" office:value-type="float" office:value="0.246504202446349">
            <text:p>0.247</text:p>
          </table:table-cell>
          <table:table-cell office:value-type="float" office:value="2021">
            <text:p>2021</text:p>
          </table:table-cell>
          <table:table-cell table:style-name="ce25" office:value-type="float" office:value="10">
            <text:p>10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740">
            <text:p>19740</text:p>
          </table:table-cell>
          <table:table-cell office:value-type="float" office:value="26765">
            <text:p>26765</text:p>
          </table:table-cell>
          <table:table-cell table:formula="of:=2*([.D18]/([.D18]+[.E18]))*([.D18]/[.$D$11])/(([.D18]/([.D18]+[.E18])) + ([.D18]/[.$D$11]))" office:value-type="float" office:value="0.434471601976472">
            <text:p>0.434</text:p>
          </table:table-cell>
          <table:table-cell table:formula="of:=[.D18]/([.E18]+1)" office:value-type="float" office:value="0.737502802062318">
            <text:p>0.738</text:p>
          </table:table-cell>
          <table:table-cell/>
          <table:table-cell table:style-name="ce27" table:formula="of:=[.F18]*[.G18]*[.G18]" office:value-type="float" office:value="0.23631361545527">
            <text:p>0.236</text:p>
          </table:table-cell>
          <table:table-cell office:value-type="float" office:value="2020">
            <text:p>2020</text:p>
          </table:table-cell>
          <table:table-cell table:style-name="ce25"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2">
            <text:p>272</text:p>
          </table:table-cell>
          <table:table-cell office:value-type="float" office:value="330">
            <text:p>330</text:p>
          </table:table-cell>
          <table:table-cell table:formula="of:=2*([.D19]/([.D19]+[.E19]))*([.D19]/[.$D$11])/(([.D19]/([.D19]+[.E19])) + ([.D19]/[.$D$11]))" office:value-type="float" office:value="0.0120980296223814">
            <text:p>0.012</text:p>
          </table:table-cell>
          <table:table-cell table:formula="of:=[.D19]/([.E19]+1)" office:value-type="float" office:value="0.821752265861027">
            <text:p>0.822</text:p>
          </table:table-cell>
          <table:table-cell/>
          <table:table-cell table:style-name="ce27" table:formula="of:=[.F19]*[.G19]*[.G19]" office:value-type="float" office:value="0.00816951856575115">
            <text:p>0.008</text:p>
          </table:table-cell>
          <table:table-cell office:value-type="float" office:value="2019">
            <text:p>2019</text:p>
          </table:table-cell>
          <table:table-cell table:style-name="ce25"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2*([.D20]/([.D20]+[.E20]))*([.D20]/[.$D$11])/(([.D20]/([.D20]+[.E20])) + ([.D20]/[.$D$11]))" office:value-type="float" office:value="0.00207095263821358">
            <text:p>0.002</text:p>
          </table:table-cell>
          <table:table-cell table:formula="of:=[.D20]/([.E20]+1)" office:value-type="float" office:value="3.06666666666667">
            <text:p>3.067</text:p>
          </table:table-cell>
          <table:table-cell/>
          <table:table-cell table:style-name="ce27" table:formula="of:=[.F20]*[.G20]*[.G20]" office:value-type="float" office:value="0.0194761590331552">
            <text:p>0.019</text:p>
          </table:table-cell>
          <table:table-cell office:value-type="float" office:value="2017">
            <text:p>2017</text:p>
          </table:table-cell>
          <table:table-cell table:style-name="ce25" office:value-type="float" office:value="1">
            <text:p>1</text:p>
          </table:table-cell>
          <table:table-cell office:value-type="string">
            <text:p>["10m", "1h", "1d"]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5"/>
          <table:table-cell table:number-columns-repeated="3"/>
        </table:table-row>
        <table:table-row table:style-name="ro1">
          <table:table-cell office:value-type="string">
            <text:p>5m</text:p>
          </table:table-cell>
          <table:table-cell table:number-columns-repeated="9"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office:value-type="float" office:value="3522">
            <text:p>3522</text:p>
          </table:table-cell>
          <table:table-cell office:value-type="float" office:value="3645">
            <text:p>3645</text:p>
          </table:table-cell>
          <table:table-cell table:formula="of:=2*([.D23]/([.D23]+[.E23]))*([.D23]/[.$D$11])/(([.D23]/([.D23]+[.E23])) + ([.D23]/[.$D$11]))" office:value-type="float" office:value="0.136694416952902">
            <text:p>0.137</text:p>
          </table:table-cell>
          <table:table-cell table:formula="of:=[.D23]/([.E23]+1)" office:value-type="float" office:value="0.965990126165661">
            <text:p>0.966</text:p>
          </table:table-cell>
          <table:table-cell/>
          <table:table-cell table:style-name="ce27" table:formula="of:=[.F23]*[.G23]*[.G23]" office:value-type="float" office:value="0.127554607742839">
            <text:p>0.128</text:p>
          </table:table-cell>
          <table:table-cell office:value-type="float" office:value="2022">
            <text:p>2022</text:p>
          </table:table-cell>
          <table:table-cell table:style-name="ce25" office:value-type="float" office:value="5">
            <text:p>5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172">
            <text:p>19172</text:p>
          </table:table-cell>
          <table:table-cell office:value-type="float" office:value="23649">
            <text:p>23649</text:p>
          </table:table-cell>
          <table:table-cell table:formula="of:=2*([.D24]/([.D24]+[.E24]))*([.D24]/[.$D$11])/(([.D24]/([.D24]+[.E24])) + ([.D24]/[.$D$11]))" office:value-type="float" office:value="0.439800424384929">
            <text:p>0.440</text:p>
          </table:table-cell>
          <table:table-cell table:formula="of:=[.D24]/([.E24]+1)" office:value-type="float" office:value="0.810655391120507">
            <text:p>0.811</text:p>
          </table:table-cell>
          <table:table-cell/>
          <table:table-cell table:style-name="ce27" table:formula="of:=[.F24]*[.G24]*[.G24]" office:value-type="float" office:value="0.289020198244294">
            <text:p>0.289</text:p>
          </table:table-cell>
          <table:table-cell office:value-type="float" office:value="2022">
            <text:p>2022</text:p>
          </table:table-cell>
          <table:table-cell table:style-name="ce25" office:value-type="float" office:value="1">
            <text:p>1</text:p>
          </table:table-cell>
          <table:table-cell office:value-type="string">
            <text:p>["5m", "15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090">
            <text:p>14090</text:p>
          </table:table-cell>
          <table:table-cell office:value-type="float" office:value="17006">
            <text:p>17006</text:p>
          </table:table-cell>
          <table:table-cell table:formula="of:=2*([.D25]/([.D25]+[.E25]))*([.D25]/[.$D$11])/(([.D25]/([.D25]+[.E25])) + ([.D25]/[.$D$11]))" office:value-type="float" office:value="0.373442883646965">
            <text:p>0.373</text:p>
          </table:table-cell>
          <table:table-cell table:formula="of:=[.D25]/([.E25]+1)" office:value-type="float" office:value="0.828482389604281">
            <text:p>0.828</text:p>
          </table:table-cell>
          <table:table-cell/>
          <table:table-cell table:style-name="ce27" table:formula="of:=[.F25]*[.G25]*[.G25]" office:value-type="float" office:value="0.256324872904094">
            <text:p>0.256</text:p>
          </table:table-cell>
          <table:table-cell office:value-type="float" office:value="2022">
            <text:p>2022</text:p>
          </table:table-cell>
          <table:table-cell table:style-name="ce25" office:value-type="float" office:value="5">
            <text:p>5</text:p>
          </table:table-cell>
          <table:table-cell office:value-type="string">
            <text:p>["5m", "15m", "1h", "4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073">
            <text:p>23073</text:p>
          </table:table-cell>
          <table:table-cell office:value-type="float" office:value="32315">
            <text:p>32315</text:p>
          </table:table-cell>
          <table:table-cell table:formula="of:=2*([.D26]/([.D26]+[.E26]))*([.D26]/[.$D$11])/(([.D26]/([.D26]+[.E26])) + ([.D26]/[.$D$11]))" office:value-type="float" office:value="0.462607266019729">
            <text:p>0.463</text:p>
          </table:table-cell>
          <table:table-cell table:formula="of:=[.D26]/([.E26]+1)" office:value-type="float" office:value="0.713980690679539">
            <text:p>0.714</text:p>
          </table:table-cell>
          <table:table-cell/>
          <table:table-cell table:style-name="ce27" table:formula="of:=[.F26]*[.G26]*[.G26]" office:value-type="float" office:value="0.235822578161856">
            <text:p>0.236</text:p>
          </table:table-cell>
          <table:table-cell office:value-type="float" office:value="2022">
            <text:p>2022</text:p>
          </table:table-cell>
          <table:table-cell table:style-name="ce25" office:value-type="float" office:value="1">
            <text:p>1</text:p>
          </table:table-cell>
          <table:table-cell office:value-type="string">
            <text:p>["5m", "15m", "1h", "4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332">
            <text:p>15332</text:p>
          </table:table-cell>
          <table:table-cell office:value-type="float" office:value="19635">
            <text:p>19635</text:p>
          </table:table-cell>
          <table:table-cell table:formula="of:=2*([.D27]/([.D27]+[.E27]))*([.D27]/[.$D$11])/(([.D27]/([.D27]+[.E27])) + ([.D27]/[.$D$11]))" office:value-type="float" office:value="0.386532377002685">
            <text:p>0.387</text:p>
          </table:table-cell>
          <table:table-cell table:formula="of:=[.D27]/([.E27]+1)" office:value-type="float" office:value="0.780810755754736">
            <text:p>0.781</text:p>
          </table:table-cell>
          <table:table-cell/>
          <table:table-cell table:style-name="ce27" table:formula="of:=[.F27]*[.G27]*[.G27]" office:value-type="float" office:value="0.2356554302703">
            <text:p>0.236</text:p>
          </table:table-cell>
          <table:table-cell office:value-type="float" office:value="2021">
            <text:p>2021</text:p>
          </table:table-cell>
          <table:table-cell table:style-name="ce25" office:value-type="float" office:value="1">
            <text:p>1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94">
            <text:p>5094</text:p>
          </table:table-cell>
          <table:table-cell office:value-type="float" office:value="5121">
            <text:p>5121</text:p>
          </table:table-cell>
          <table:table-cell table:formula="of:=2*([.D28]/([.D28]+[.E28]))*([.D28]/[.$D$11])/(([.D28]/([.D28]+[.E28])) + ([.D28]/[.$D$11]))" office:value-type="float" office:value="0.186665200901446">
            <text:p>0.187</text:p>
          </table:table-cell>
          <table:table-cell table:formula="of:=[.D28]/([.E28]+1)" office:value-type="float" office:value="0.994533385396329">
            <text:p>0.995</text:p>
          </table:table-cell>
          <table:table-cell/>
          <table:table-cell table:style-name="ce27" table:formula="of:=[.F28]*[.G28]*[.G28]" office:value-type="float" office:value="0.184629925754528">
            <text:p>0.185</text:p>
          </table:table-cell>
          <table:table-cell office:value-type="float" office:value="2020">
            <text:p>2020</text:p>
          </table:table-cell>
          <table:table-cell table:style-name="ce25" office:value-type="float" office:value="1">
            <text:p>1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181">
            <text:p>8181</text:p>
          </table:table-cell>
          <table:table-cell office:value-type="float" office:value="11705">
            <text:p>11705</text:p>
          </table:table-cell>
          <table:table-cell table:formula="of:=2*([.D29]/([.D29]+[.E29]))*([.D29]/[.$D$11])/(([.D29]/([.D29]+[.E29])) + ([.D29]/[.$D$11]))" office:value-type="float" office:value="0.254661478599222">
            <text:p>0.255</text:p>
          </table:table-cell>
          <table:table-cell table:formula="of:=[.D29]/([.E29]+1)" office:value-type="float" office:value="0.698872373141978">
            <text:p>0.699</text:p>
          </table:table-cell>
          <table:table-cell/>
          <table:table-cell table:style-name="ce27" table:formula="of:=[.F29]*[.G29]*[.G29]" office:value-type="float" office:value="0.124382419954308">
            <text:p>0.124</text:p>
          </table:table-cell>
          <table:table-cell office:value-type="float" office:value="2019">
            <text:p>2019</text:p>
          </table:table-cell>
          <table:table-cell table:style-name="ce25" office:value-type="float" office:value="1">
            <text:p>1</text:p>
          </table:table-cell>
          <table:table-cell office:value-type="string">
            <text:p>["5m", "1h", "1d"]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ce27"/>
          <table:table-cell/>
          <table:table-cell table:style-name="ce25"/>
          <table:table-cell table:number-columns-repeated="3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string">
            <text:p>4h</text:p>
          </table:table-cell>
          <table:table-cell office:value-type="float" office:value="36213">
            <text:p>36213</text:p>
          </table:table-cell>
          <table:table-cell office:value-type="float" office:value="91947">
            <text:p>91947</text:p>
          </table:table-cell>
          <table:table-cell table:number-columns-repeated="3"/>
          <table:table-cell table:style-name="ce27"/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>
            <text:p>1h</text:p>
          </table:table-cell>
          <table:table-cell table:number-columns-repeated="7"/>
          <table:table-cell table:style-name="ce27"/>
          <table:table-cell/>
          <table:table-cell table:style-name="ce25"/>
          <table:table-cell table:number-columns-repeated="3"/>
        </table:table-row>
        <table:table-row table:style-name="ro3">
          <table:table-cell table:number-columns-repeated="3"/>
          <table:table-cell office:value-type="float" office:value="454">
            <text:p>454</text:p>
          </table:table-cell>
          <table:table-cell office:value-type="float" office:value="228">
            <text:p>228</text:p>
          </table:table-cell>
          <table:table-cell table:formula="of:=2*([.D36]/([.D36]+[.E36]))*([.D36]/[.$D$34])/(([.D36]/([.D36]+[.E36])) + ([.D36]/[.$D$34]))" office:value-type="float" office:value="0.0246103808104079">
            <text:p>0.025</text:p>
          </table:table-cell>
          <table:table-cell table:formula="of:=[.D36]/([.E36]+1)" office:value-type="float" office:value="1.9825327510917">
            <text:p>1.983</text:p>
          </table:table-cell>
          <table:table-cell/>
          <table:table-cell table:style-name="ce27" table:formula="of:=[.F36]*[.G36]*[.G36]" office:value-type="float" office:value="0.0967295293971899">
            <text:p>0.097</text:p>
          </table:table-cell>
          <table:table-cell office:value-type="float" office:value="2020">
            <text:p>2020</text:p>
          </table:table-cell>
          <table:table-cell table:style-name="ce25" office:value-type="float" office:value="5">
            <text:p>5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/>
        </table:table-row>
        <table:table-row table:style-name="ro3">
          <table:table-cell table:number-columns-repeated="3"/>
          <table:table-cell office:value-type="float" office:value="506">
            <text:p>506</text:p>
          </table:table-cell>
          <table:table-cell office:value-type="float" office:value="335">
            <text:p>335</text:p>
          </table:table-cell>
          <table:table-cell table:formula="of:=2*([.D37]/([.D37]+[.E37]))*([.D37]/[.$D$11])/(([.D37]/([.D37]+[.E37])) + ([.D37]/[.$D$11]))" office:value-type="float" office:value="0.0223869041035284">
            <text:p>0.022</text:p>
          </table:table-cell>
          <table:table-cell table:formula="of:=[.D37]/([.E37]+1)" office:value-type="float" office:value="1.50595238095238">
            <text:p>1.506</text:p>
          </table:table-cell>
          <table:table-cell/>
          <table:table-cell table:style-name="ce27" table:formula="of:=[.F37]*[.G37]*[.G37]" office:value-type="float" office:value="0.0507710935644398">
            <text:p>0.051</text:p>
          </table:table-cell>
          <table:table-cell office:value-type="float" office:value="2020">
            <text:p>2020</text:p>
          </table:table-cell>
          <table:table-cell table:style-name="ce25" office:value-type="float" office:value="1">
            <text:p>1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/>
        </table:table-row>
        <table:table-row table:style-name="ro3">
          <table:table-cell table:number-columns-repeated="3"/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table:formula="of:=2*([.D38]/([.D38]+[.E38]))*([.D38]/[.$D$11])/(([.D38]/([.D38]+[.E38])) + ([.D38]/[.$D$11]))" office:value-type="float" office:value="0.00530468205623862">
            <text:p>0.005</text:p>
          </table:table-cell>
          <table:table-cell table:formula="of:=[.D38]/([.E38]+1)" office:value-type="float" office:value="14.75">
            <text:p>14.750</text:p>
          </table:table-cell>
          <table:table-cell/>
          <table:table-cell table:style-name="ce27" table:formula="of:=[.F38]*[.G38]*[.G38]" office:value-type="float" office:value="1.15409988986042">
            <text:p>1.154</text:p>
          </table:table-cell>
          <table:table-cell office:value-type="float" office:value="2020">
            <text:p>2020</text:p>
          </table:table-cell>
          <table:table-cell table:style-name="ce25" office:value-type="float" office:value="1">
            <text:p>1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/>
        </table:table-row>
        <table:table-row table:style-name="ro3">
          <table:table-cell table:number-columns-repeated="3"/>
          <table:table-cell office:value-type="float" office:value="384">
            <text:p>384</text:p>
          </table:table-cell>
          <table:table-cell office:value-type="float" office:value="424">
            <text:p>424</text:p>
          </table:table-cell>
          <table:table-cell table:formula="of:=2*([.D39]/([.D39]+[.E39]))*([.D39]/[.$D$11])/(([.D39]/([.D39]+[.E39])) + ([.D39]/[.$D$11]))" office:value-type="float" office:value="0.0170016824581599">
            <text:p>0.017</text:p>
          </table:table-cell>
          <table:table-cell table:formula="of:=[.D39]/([.E39]+1)" office:value-type="float" office:value="0.903529411764706">
            <text:p>0.904</text:p>
          </table:table-cell>
          <table:table-cell/>
          <table:table-cell table:style-name="ce27" table:formula="of:=[.F39]*[.G39]*[.G39]" office:value-type="float" office:value="0.0138795852653311">
            <text:p>0.014</text:p>
          </table:table-cell>
          <table:table-cell office:value-type="float" office:value="2020">
            <text:p>2020</text:p>
          </table:table-cell>
          <table:table-cell table:style-name="ce25" office:value-type="float" office:value="1">
            <text:p>1</text:p>
          </table:table-cell>
          <table:table-cell office:value-type="string">
            <text:p>["1h", "4h", "1d"]</text:p>
          </table:table-cell>
          <table:table-cell office:value-type="string">
            <text:p>ppo-custom</text:p>
          </table:table-cell>
          <table:table-cell office:value-type="string">
            <text:p>Batcd-Liner-actin-Dropt-spec2-Dropt-actin-Liner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2*([.D40]/([.D40]+[.E40]))*([.D40]/[.$D$11])/(([.D40]/([.D40]+[.E40])) + ([.D40]/[.$D$11]))" office:value-type="float" office:value="0">
            <text:p>#DIV/0!</text:p>
          </table:table-cell>
          <table:table-cell table:formula="of:=[.D40]/([.E40]+1)" office:value-type="float" office:value="0">
            <text:p>0.000</text:p>
          </table:table-cell>
          <table:table-cell/>
          <table:table-cell table:style-name="ce27" table:formula="of:=[.F40]*[.G40]*[.G40]" office:value-type="float" office:value="0">
            <text:p>#DIV/0!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table:number-columns-repeated="2"/>
          <table:table-cell table:formula="of:=2*([.D41]/([.D41]+[.E41]))*([.D41]/[.$D$11])/(([.D41]/([.D41]+[.E41])) + ([.D41]/[.$D$11]))" office:value-type="float" office:value="0">
            <text:p>#DIV/0!</text:p>
          </table:table-cell>
          <table:table-cell table:formula="of:=[.D41]/([.E41]+1)" office:value-type="float" office:value="0">
            <text:p>0.000</text:p>
          </table:table-cell>
          <table:table-cell/>
          <table:table-cell table:style-name="ce27" table:formula="of:=[.F41]*[.G41]*[.G41]" office:value-type="float" office:value="0">
            <text:p>#DIV/0!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table:number-columns-repeated="2"/>
          <table:table-cell table:formula="of:=2*([.D42]/([.D42]+[.E42]))*([.D42]/[.$D$11])/(([.D42]/([.D42]+[.E42])) + ([.D42]/[.$D$11]))" office:value-type="float" office:value="0">
            <text:p>#DIV/0!</text:p>
          </table:table-cell>
          <table:table-cell table:formula="of:=[.D42]/([.E42]+1)" office:value-type="float" office:value="0">
            <text:p>0.000</text:p>
          </table:table-cell>
          <table:table-cell/>
          <table:table-cell table:style-name="ce27" table:formula="of:=[.F42]*[.G42]*[.G42]" office:value-type="float" office:value="0">
            <text:p>#DIV/0!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table:number-columns-repeated="2"/>
          <table:table-cell table:formula="of:=2*([.D43]/([.D43]+[.E43]))*([.D43]/[.$D$11])/(([.D43]/([.D43]+[.E43])) + ([.D43]/[.$D$11]))" office:value-type="float" office:value="0">
            <text:p>#DIV/0!</text:p>
          </table:table-cell>
          <table:table-cell table:formula="of:=[.D43]/([.E43]+1)" office:value-type="float" office:value="0">
            <text:p>0.000</text:p>
          </table:table-cell>
          <table:table-cell/>
          <table:table-cell table:style-name="ce27" table:formula="of:=[.F43]*[.G43]*[.G43]" office:value-type="float" office:value="0">
            <text:p>#DIV/0!</text:p>
          </table:table-cell>
          <table:table-cell/>
          <table:table-cell table:style-name="ce25"/>
          <table:table-cell table:number-columns-repeated="3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_2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office:value-type="float" office:value="0.001">
            <text:p>0.001</text:p>
          </table:table-cell>
          <table:table-cell office:value-type="string">
            <text:p>10m</text:p>
          </table:table-cell>
          <table:table-cell table:number-columns-repeated="10"/>
        </table:table-row>
        <table:table-row table:style-name="ro4">
          <table:table-cell office:value-type="float" office:value="0.002">
            <text:p>0.002</text:p>
          </table:table-cell>
          <table:table-cell office:value-type="string">
            <text:p>20m</text:p>
          </table:table-cell>
          <table:table-cell table:number-columns-repeated="10"/>
        </table:table-row>
        <table:table-row table:style-name="ro4">
          <table:table-cell office:value-type="float" office:value="0.003">
            <text:p>0.003</text:p>
          </table:table-cell>
          <table:table-cell office:value-type="string">
            <text:p>30m</text:p>
          </table:table-cell>
          <table:table-cell table:number-columns-repeated="10"/>
        </table:table-row>
        <table:table-row table:style-name="ro4">
          <table:table-cell office:value-type="float" office:value="0.005">
            <text:p>0.005</text:p>
          </table:table-cell>
          <table:table-cell office:value-type="string">
            <text:p>1h</text:p>
          </table:table-cell>
          <table:table-cell table:number-columns-repeated="10"/>
        </table:table-row>
        <table:table-row table:style-name="ro4">
          <table:table-cell office:value-type="float" office:value="0.01">
            <text:p>0.01</text:p>
          </table:table-cell>
          <table:table-cell office:value-type="string">
            <text:p>4h</text:p>
          </table:table-cell>
          <table:table-cell table:number-columns-repeated="10"/>
        </table:table-row>
        <table:table-row table:style-name="ro4" table:number-rows-repeated="4">
          <table:table-cell table:number-columns-repeated="12"/>
        </table:table-row>
        <table:table-row table:style-name="ro4">
          <table:table-cell/>
          <table:table-cell office:value-type="string">
            <text:p>ratio</text:p>
          </table:table-cell>
          <table:table-cell table:style-name="Default" office:value-type="string">
            <text:p>time</text:p>
          </table:table-cell>
          <table:table-cell office:value-type="string">
            <text:p>dips</text:p>
          </table:table-cell>
          <table:table-cell office:value-type="string">
            <text:p>non-dips</text:p>
          </table:table-cell>
          <table:table-cell office:value-type="string">
            <text:p>F1</text:p>
          </table:table-cell>
          <table:table-cell office:value-type="string">
            <text:p>Precision</text:p>
          </table:table-cell>
          <table:table-cell table:number-columns-repeated="2"/>
          <table:table-cell office:value-type="string">
            <text:p>Year</text:p>
          </table:table-cell>
          <table:table-cell office:value-type="string">
            <text:p>reward_multiplier_combo_buy</text:p>
          </table:table-cell>
          <table:table-cell office:value-type="string">
            <text:p>layers</text:p>
          </table:table-cell>
        </table:table-row>
        <table:table-row table:style-name="ro4">
          <table:table-cell/>
          <table:table-cell office:value-type="float" office:value="0.002">
            <text:p>0.002</text:p>
          </table:table-cell>
          <table:table-cell table:style-name="Default" office:value-type="string">
            <text:p>20m</text:p>
          </table:table-cell>
          <table:table-cell office:value-type="float" office:value="44364">
            <text:p>44364</text:p>
          </table:table-cell>
          <table:table-cell office:value-type="float" office:value="83796">
            <text:p>83796</text:p>
          </table:table-cell>
          <table:table-cell table:number-columns-repeated="7"/>
        </table:table-row>
        <table:table-row table:style-name="ro4">
          <table:table-cell office:value-type="string">
            <text:p>Fidelity</text:p>
          </table:table-cell>
          <table:table-cell table:number-columns-repeated="11"/>
        </table:table-row>
        <table:table-row table:style-name="ro4">
          <table:table-cell office:value-type="string">
            <text:p>10m</text:p>
          </table:table-cell>
          <table:table-cell table:number-columns-repeated="11"/>
        </table:table-row>
        <table:table-row table:style-name="ro4">
          <table:table-cell table:number-columns-repeated="3"/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table:formula="of:=2*([.D14]/([.D14]+[.E14]))*([.D14]/[.$D$11])/(([.D14]/([.D14]+[.E14])) + ([.D14]/[.$D$11]))" office:value-type="float" office:value="0.00394919894089665">
            <text:p>0.004</text:p>
          </table:table-cell>
          <table:table-cell table:formula="of:=[.D14]/([.E14]+1)" office:value-type="float" office:value="0.765217391304348">
            <text:p>0.765</text:p>
          </table:table-cell>
          <table:table-cell/>
          <table:table-cell table:style-name="ce27" table:formula="of:=[.F14]*[.G14]*[.G14]" office:value-type="float" office:value="0.00231248367472995">
            <text:p>0.002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3"/>
          <table:table-cell office:value-type="float" office:value="11954">
            <text:p>11954</text:p>
          </table:table-cell>
          <table:table-cell office:value-type="float" office:value="16013">
            <text:p>16013</text:p>
          </table:table-cell>
          <table:table-cell table:formula="of:=2*([.D15]/([.D15]+[.E15]))*([.D15]/[.$D$11])/(([.D15]/([.D15]+[.E15])) + ([.D15]/[.$D$11]))" office:value-type="float" office:value="0.330536008073993">
            <text:p>0.331</text:p>
          </table:table-cell>
          <table:table-cell table:formula="of:=[.D15]/([.E15]+1)" office:value-type="float" office:value="0.7464718371425">
            <text:p>0.746</text:p>
          </table:table-cell>
          <table:table-cell/>
          <table:table-cell table:style-name="ce27" table:formula="of:=[.F15]*[.G15]*[.G15]" office:value-type="float" office:value="0.184181341731624">
            <text:p>0.184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3"/>
          <table:table-cell office:value-type="float" office:value="122">
            <text:p>122</text:p>
          </table:table-cell>
          <table:table-cell office:value-type="float" office:value="55">
            <text:p>55</text:p>
          </table:table-cell>
          <table:table-cell table:formula="of:=2*([.D16]/([.D16]+[.E16]))*([.D16]/[.$D$11])/(([.D16]/([.D16]+[.E16])) + ([.D16]/[.$D$11]))" office:value-type="float" office:value="0.00547809883029119">
            <text:p>0.005</text:p>
          </table:table-cell>
          <table:table-cell table:formula="of:=[.D16]/([.E16]+1)" office:value-type="float" office:value="2.17857142857143">
            <text:p>2.179</text:p>
          </table:table-cell>
          <table:table-cell/>
          <table:table-cell table:style-name="ce27" table:formula="of:=[.F16]*[.G16]*[.G16]" office:value-type="float" office:value="0.0260000073310121">
            <text:p>0.026</text:p>
          </table:table-cell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float" office:value="23516">
            <text:p>23516</text:p>
          </table:table-cell>
          <table:table-cell office:value-type="float" office:value="32431">
            <text:p>32431</text:p>
          </table:table-cell>
          <table:table-cell table:formula="of:=2*([.D17]/([.D17]+[.E17]))*([.D17]/[.$D$11])/(([.D17]/([.D17]+[.E17])) + ([.D17]/[.$D$11]))" office:value-type="float" office:value="0.4688618396786">
            <text:p>0.469</text:p>
          </table:table-cell>
          <table:table-cell table:formula="of:=[.D17]/([.E17]+1)" office:value-type="float" office:value="0.72508633448446">
            <text:p>0.725</text:p>
          </table:table-cell>
          <table:table-cell/>
          <table:table-cell table:style-name="ce27" table:formula="of:=[.F17]*[.G17]*[.G17]" office:value-type="float" office:value="0.246504202446349">
            <text:p>0.247</text:p>
          </table:table-cell>
          <table:table-cell office:value-type="float" office:value="2021">
            <text:p>2021</text:p>
          </table:table-cell>
          <table:table-cell office:value-type="float" office:value="10">
            <text:p>10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3"/>
          <table:table-cell office:value-type="float" office:value="19740">
            <text:p>19740</text:p>
          </table:table-cell>
          <table:table-cell office:value-type="float" office:value="26765">
            <text:p>26765</text:p>
          </table:table-cell>
          <table:table-cell table:formula="of:=2*([.D18]/([.D18]+[.E18]))*([.D18]/[.$D$11])/(([.D18]/([.D18]+[.E18])) + ([.D18]/[.$D$11]))" office:value-type="float" office:value="0.434471601976472">
            <text:p>0.434</text:p>
          </table:table-cell>
          <table:table-cell table:formula="of:=[.D18]/([.E18]+1)" office:value-type="float" office:value="0.737502802062318">
            <text:p>0.738</text:p>
          </table:table-cell>
          <table:table-cell/>
          <table:table-cell table:style-name="ce27" table:formula="of:=[.F18]*[.G18]*[.G18]" office:value-type="float" office:value="0.23631361545527">
            <text:p>0.236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3"/>
          <table:table-cell office:value-type="float" office:value="272">
            <text:p>272</text:p>
          </table:table-cell>
          <table:table-cell office:value-type="float" office:value="330">
            <text:p>330</text:p>
          </table:table-cell>
          <table:table-cell table:formula="of:=2*([.D19]/([.D19]+[.E19]))*([.D19]/[.$D$11])/(([.D19]/([.D19]+[.E19])) + ([.D19]/[.$D$11]))" office:value-type="float" office:value="0.0120980296223814">
            <text:p>0.012</text:p>
          </table:table-cell>
          <table:table-cell table:formula="of:=[.D19]/([.E19]+1)" office:value-type="float" office:value="0.821752265861027">
            <text:p>0.822</text:p>
          </table:table-cell>
          <table:table-cell/>
          <table:table-cell table:style-name="ce27" table:formula="of:=[.F19]*[.G19]*[.G19]" office:value-type="float" office:value="0.00816951856575115">
            <text:p>0.00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3"/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2*([.D20]/([.D20]+[.E20]))*([.D20]/[.$D$11])/(([.D20]/([.D20]+[.E20])) + ([.D20]/[.$D$11]))" office:value-type="float" office:value="0.00207095263821358">
            <text:p>0.002</text:p>
          </table:table-cell>
          <table:table-cell table:formula="of:=[.D20]/([.E20]+1)" office:value-type="float" office:value="3.06666666666667">
            <text:p>3.067</text:p>
          </table:table-cell>
          <table:table-cell/>
          <table:table-cell table:style-name="ce27" table:formula="of:=[.F20]*[.G20]*[.G20]" office:value-type="float" office:value="0.0194761590331552">
            <text:p>0.019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string">
            <text:p>["10m", "1h", "1d"]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office:value-type="string">
            <text:p>5m</text:p>
          </table:table-cell>
          <table:table-cell table:number-columns-repeated="11"/>
        </table:table-row>
        <table:table-row table:style-name="ro4">
          <table:table-cell table:number-columns-repeated="3"/>
          <table:table-cell office:value-type="float" office:value="3522">
            <text:p>3522</text:p>
          </table:table-cell>
          <table:table-cell office:value-type="float" office:value="3645">
            <text:p>3645</text:p>
          </table:table-cell>
          <table:table-cell table:formula="of:=2*([.D23]/([.D23]+[.E23]))*([.D23]/[.$D$11])/(([.D23]/([.D23]+[.E23])) + ([.D23]/[.$D$11]))" office:value-type="float" office:value="0.136694416952902">
            <text:p>0.137</text:p>
          </table:table-cell>
          <table:table-cell table:formula="of:=[.D23]/([.E23]+1)" office:value-type="float" office:value="0.965990126165661">
            <text:p>0.966</text:p>
          </table:table-cell>
          <table:table-cell/>
          <table:table-cell table:style-name="ce27" table:formula="of:=[.F23]*[.G23]*[.G23]" office:value-type="float" office:value="0.127554607742839">
            <text:p>0.128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["5m", "1h", "1d"]</text:p>
          </table:table-cell>
        </table:table-row>
        <table:table-row table:style-name="ro4">
          <table:table-cell table:number-columns-repeated="3"/>
          <table:table-cell office:value-type="float" office:value="19172">
            <text:p>19172</text:p>
          </table:table-cell>
          <table:table-cell office:value-type="float" office:value="23649">
            <text:p>23649</text:p>
          </table:table-cell>
          <table:table-cell table:formula="of:=2*([.D24]/([.D24]+[.E24]))*([.D24]/[.$D$11])/(([.D24]/([.D24]+[.E24])) + ([.D24]/[.$D$11]))" office:value-type="float" office:value="0.439800424384929">
            <text:p>0.440</text:p>
          </table:table-cell>
          <table:table-cell table:formula="of:=[.D24]/([.E24]+1)" office:value-type="float" office:value="0.810655391120507">
            <text:p>0.811</text:p>
          </table:table-cell>
          <table:table-cell/>
          <table:table-cell table:style-name="ce27" table:formula="of:=[.F24]*[.G24]*[.G24]" office:value-type="float" office:value="0.289020198244294">
            <text:p>0.289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["5m", "15m", "1h", "1d"]</text:p>
          </table:table-cell>
        </table:table-row>
        <table:table-row table:style-name="ro4">
          <table:table-cell table:number-columns-repeated="3"/>
          <table:table-cell office:value-type="float" office:value="14090">
            <text:p>14090</text:p>
          </table:table-cell>
          <table:table-cell office:value-type="float" office:value="17006">
            <text:p>17006</text:p>
          </table:table-cell>
          <table:table-cell table:formula="of:=2*([.D25]/([.D25]+[.E25]))*([.D25]/[.$D$11])/(([.D25]/([.D25]+[.E25])) + ([.D25]/[.$D$11]))" office:value-type="float" office:value="0.373442883646965">
            <text:p>0.373</text:p>
          </table:table-cell>
          <table:table-cell table:formula="of:=[.D25]/([.E25]+1)" office:value-type="float" office:value="0.828482389604281">
            <text:p>0.828</text:p>
          </table:table-cell>
          <table:table-cell/>
          <table:table-cell table:style-name="ce27" table:formula="of:=[.F25]*[.G25]*[.G25]" office:value-type="float" office:value="0.256324872904094">
            <text:p>0.256</text:p>
          </table:table-cell>
          <table:table-cell office:value-type="float" office:value="2022">
            <text:p>2022</text:p>
          </table:table-cell>
          <table:table-cell office:value-type="float" office:value="5">
            <text:p>5</text:p>
          </table:table-cell>
          <table:table-cell office:value-type="string">
            <text:p>["5m", "15m", "1h", "4h", "1d"]</text:p>
          </table:table-cell>
        </table:table-row>
        <table:table-row table:style-name="ro4">
          <table:table-cell table:number-columns-repeated="3"/>
          <table:table-cell office:value-type="float" office:value="23073">
            <text:p>23073</text:p>
          </table:table-cell>
          <table:table-cell office:value-type="float" office:value="32315">
            <text:p>32315</text:p>
          </table:table-cell>
          <table:table-cell table:formula="of:=2*([.D26]/([.D26]+[.E26]))*([.D26]/[.$D$11])/(([.D26]/([.D26]+[.E26])) + ([.D26]/[.$D$11]))" office:value-type="float" office:value="0.462607266019729">
            <text:p>0.463</text:p>
          </table:table-cell>
          <table:table-cell table:formula="of:=[.D26]/([.E26]+1)" office:value-type="float" office:value="0.713980690679539">
            <text:p>0.714</text:p>
          </table:table-cell>
          <table:table-cell/>
          <table:table-cell table:style-name="ce27" table:formula="of:=[.F26]*[.G26]*[.G26]" office:value-type="float" office:value="0.235822578161856">
            <text:p>0.23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string">
            <text:p>["5m", "15m", "1h", "4h", "1d"]</text:p>
          </table:table-cell>
        </table:table-row>
        <table:table-row table:style-name="ro4">
          <table:table-cell table:number-columns-repeated="3"/>
          <table:table-cell office:value-type="float" office:value="15332">
            <text:p>15332</text:p>
          </table:table-cell>
          <table:table-cell office:value-type="float" office:value="19635">
            <text:p>19635</text:p>
          </table:table-cell>
          <table:table-cell table:formula="of:=2*([.D27]/([.D27]+[.E27]))*([.D27]/[.$D$11])/(([.D27]/([.D27]+[.E27])) + ([.D27]/[.$D$11]))" office:value-type="float" office:value="0.386532377002685">
            <text:p>0.387</text:p>
          </table:table-cell>
          <table:table-cell table:formula="of:=[.D27]/([.E27]+1)" office:value-type="float" office:value="0.780810755754736">
            <text:p>0.781</text:p>
          </table:table-cell>
          <table:table-cell/>
          <table:table-cell table:style-name="ce27" table:formula="of:=[.F27]*[.G27]*[.G27]" office:value-type="float" office:value="0.2356554302703">
            <text:p>0.236</text:p>
          </table:table-cell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string">
            <text:p>["5m", "1h", "1d"]</text:p>
          </table:table-cell>
        </table:table-row>
        <table:table-row table:style-name="ro4">
          <table:table-cell table:number-columns-repeated="3"/>
          <table:table-cell office:value-type="float" office:value="5094">
            <text:p>5094</text:p>
          </table:table-cell>
          <table:table-cell office:value-type="float" office:value="5121">
            <text:p>5121</text:p>
          </table:table-cell>
          <table:table-cell table:formula="of:=2*([.D28]/([.D28]+[.E28]))*([.D28]/[.$D$11])/(([.D28]/([.D28]+[.E28])) + ([.D28]/[.$D$11]))" office:value-type="float" office:value="0.186665200901446">
            <text:p>0.187</text:p>
          </table:table-cell>
          <table:table-cell table:formula="of:=[.D28]/([.E28]+1)" office:value-type="float" office:value="0.994533385396329">
            <text:p>0.995</text:p>
          </table:table-cell>
          <table:table-cell/>
          <table:table-cell table:style-name="ce27" table:formula="of:=[.F28]*[.G28]*[.G28]" office:value-type="float" office:value="0.184629925754528">
            <text:p>0.185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5m", "1h", "1d"]</text:p>
          </table:table-cell>
        </table:table-row>
        <table:table-row table:style-name="ro4">
          <table:table-cell table:number-columns-repeated="3"/>
          <table:table-cell office:value-type="float" office:value="2117">
            <text:p>2117</text:p>
          </table:table-cell>
          <table:table-cell office:value-type="float" office:value="2239">
            <text:p>2239</text:p>
          </table:table-cell>
          <table:table-cell table:formula="of:=2*([.D29]/([.D29]+[.E29]))*([.D29]/[.$D$11])/(([.D29]/([.D29]+[.E29])) + ([.D29]/[.$D$11]))" office:value-type="float" office:value="0.0869047619047619">
            <text:p>0.087</text:p>
          </table:table-cell>
          <table:table-cell table:formula="of:=[.D29]/([.E29]+1)" office:value-type="float" office:value="0.945089285714286">
            <text:p>0.945</text:p>
          </table:table-cell>
          <table:table-cell/>
          <table:table-cell table:style-name="ce27" table:formula="of:=[.F29]*[.G29]*[.G29]" office:value-type="float" office:value="0.0776227908713709">
            <text:p>0.078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string">
            <text:p>["5m", "15m", "1h", "4h", "1d"]</text:p>
          </table:table-cell>
        </table:table-row>
        <table:table-row table:style-name="ro4">
          <table:table-cell table:number-columns-repeated="3"/>
          <table:table-cell office:value-type="float" office:value="8181">
            <text:p>8181</text:p>
          </table:table-cell>
          <table:table-cell office:value-type="float" office:value="11705">
            <text:p>11705</text:p>
          </table:table-cell>
          <table:table-cell table:formula="of:=2*([.D30]/([.D30]+[.E30]))*([.D30]/[.$D$11])/(([.D30]/([.D30]+[.E30])) + ([.D30]/[.$D$11]))" office:value-type="float" office:value="0.254661478599222">
            <text:p>0.255</text:p>
          </table:table-cell>
          <table:table-cell table:formula="of:=[.D30]/([.E30]+1)" office:value-type="float" office:value="0.698872373141978">
            <text:p>0.699</text:p>
          </table:table-cell>
          <table:table-cell/>
          <table:table-cell table:style-name="ce27" table:formula="of:=[.F30]*[.G30]*[.G30]" office:value-type="float" office:value="0.124382419954308">
            <text:p>0.124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string">
            <text:p>["5m", "1h", "1d"]</text:p>
          </table:table-cell>
        </table:table-row>
        <table:table-row table:style-name="ro4" table:number-rows-repeated="1048545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_05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style-name="Default" office:value-type="string" calcext:value-type="string">
            <text:p>1h</text:p>
          </table:table-cell>
          <table:table-cell office:value-type="float" office:value="31706" calcext:value-type="float">
            <text:p>31706</text:p>
          </table:table-cell>
          <table:table-cell office:value-type="float" office:value="96454" calcext:value-type="float">
            <text:p>96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04" calcext:value-type="float">
            <text:p>204</text:p>
          </table:table-cell>
          <table:table-cell table:formula="of:=2*([.D14]/([.D14]+[.E14]))*([.D14]/[.$D$11])/(([.D14]/([.D14]+[.E14])) + ([.D14]/[.$D$11]))" office:value-type="float" office:value="0.00743076586843173" calcext:value-type="float">
            <text:p>0.007</text:p>
          </table:table-cell>
          <table:table-cell table:formula="of:=[.D14]/([.E14]+1)" office:value-type="float" office:value="0.580487804878049" calcext:value-type="float">
            <text:p>0.580</text:p>
          </table:table-cell>
          <table:table-cell/>
          <table:table-cell table:style-name="ce27" table:formula="of:=[.F14]*[.G14]*[.G14]" office:value-type="float" office:value="0.0025039161323703" calcext:value-type="float">
            <text:p>0.00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2*([.D15]/([.D15]+[.E15]))*([.D15]/[.$D$11])/(([.D15]/([.D15]+[.E15])) + ([.D15]/[.$D$11]))" office:value-type="float" office:value="0.00132262635805385" calcext:value-type="float">
            <text:p>0.001</text:p>
          </table:table-cell>
          <table:table-cell table:formula="of:=[.D15]/([.E15]+1)" office:value-type="float" office:value="0.724137931034483" calcext:value-type="float">
            <text:p>0.724</text:p>
          </table:table-cell>
          <table:table-cell/>
          <table:table-cell table:style-name="ce27" table:formula="of:=[.F15]*[.G15]*[.G15]" office:value-type="float" office:value="0.000693553179431329" calcext:value-type="float">
            <text:p>0.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2*([.D16]/([.D16]+[.E16]))*([.D16]/[.$D$11])/(([.D16]/([.D16]+[.E16])) + ([.D16]/[.$D$11]))" office:value-type="float" office:value="0.00138604504646401" calcext:value-type="float">
            <text:p>0.001</text:p>
          </table:table-cell>
          <table:table-cell table:formula="of:=[.D16]/([.E16]+1)" office:value-type="float" office:value="1.22222222222222" calcext:value-type="float">
            <text:p>1.222</text:p>
          </table:table-cell>
          <table:table-cell/>
          <table:table-cell table:style-name="ce27" table:formula="of:=[.F16]*[.G16]*[.G16]" office:value-type="float" office:value="0.00207051173607587" calcext:value-type="float">
            <text:p>0.00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720" calcext:value-type="float">
            <text:p>720</text:p>
          </table:table-cell>
          <table:table-cell table:formula="of:=2*([.D23]/([.D23]+[.E23]))*([.D23]/[.$D$11])/(([.D23]/([.D23]+[.E23])) + ([.D23]/[.$D$11]))" office:value-type="float" office:value="0.0463911314616219" calcext:value-type="float">
            <text:p>0.046</text:p>
          </table:table-cell>
          <table:table-cell table:formula="of:=[.D23]/([.E23]+1)" office:value-type="float" office:value="1.06796116504854" calcext:value-type="float">
            <text:p>1.068</text:p>
          </table:table-cell>
          <table:table-cell/>
          <table:table-cell table:style-name="ce27" table:formula="of:=[.F23]*[.G23]*[.G23]" office:value-type="float" office:value="0.0529109897903313" calcext:value-type="float">
            <text:p>0.05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2*([.D24]/([.D24]+[.E24]))*([.D24]/[.$D$11])/(([.D24]/([.D24]+[.E24])) + ([.D24]/[.$D$11]))" office:value-type="float" office:value="0.00515123912428935" calcext:value-type="float">
            <text:p>0.005</text:p>
          </table:table-cell>
          <table:table-cell table:formula="of:=[.D24]/([.E24]+1)" office:value-type="float" office:value="1.64" calcext:value-type="float">
            <text:p>1.640</text:p>
          </table:table-cell>
          <table:table-cell/>
          <table:table-cell table:style-name="ce27" table:formula="of:=[.F24]*[.G24]*[.G24]" office:value-type="float" office:value="0.0138547727486886" calcext:value-type="float">
            <text:p>0.01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2*([.D25]/([.D25]+[.E25]))*([.D25]/[.$D$11])/(([.D25]/([.D25]+[.E25])) + ([.D25]/[.$D$11]))" office:value-type="float" office:value="0.00496371461782539" calcext:value-type="float">
            <text:p>0.005</text:p>
          </table:table-cell>
          <table:table-cell table:formula="of:=[.D25]/([.E25]+1)" office:value-type="float" office:value="1.68085106382979" calcext:value-type="float">
            <text:p>1.681</text:p>
          </table:table-cell>
          <table:table-cell/>
          <table:table-cell table:style-name="ce27" table:formula="of:=[.F25]*[.G25]*[.G25]" office:value-type="float" office:value="0.0140237858442047" calcext:value-type="float">
            <text:p>0.014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7"/>
          <table:table-cell table:style-name="ce27"/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2*([.D30]/([.D30]+[.E30]))*([.D30]/[.$D$11])/(([.D30]/([.D30]+[.E30])) + ([.D30]/[.$D$11]))" office:value-type="float" office:value="0.00151276394579263" calcext:value-type="float">
            <text:p>0.002</text:p>
          </table:table-cell>
          <table:table-cell table:formula="of:=[.D30]/([.E30]+1)" office:value-type="float" office:value="24" calcext:value-type="float">
            <text:p>24.000</text:p>
          </table:table-cell>
          <table:table-cell/>
          <table:table-cell table:style-name="ce27" table:formula="of:=[.F30]*[.G30]*[.G30]" office:value-type="float" office:value="0.871352032776552" calcext:value-type="float">
            <text:p>0.87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table:formula="of:=2*([.D31]/([.D31]+[.E31]))*([.D31]/[.$D$11])/(([.D31]/([.D31]+[.E31])) + ([.D31]/[.$D$11]))" office:value-type="float" office:value="0.0118380062305296" calcext:value-type="float">
            <text:p>0.012</text:p>
          </table:table-cell>
          <table:table-cell table:formula="of:=[.D31]/([.E31]+1)" office:value-type="float" office:value="0.926829268292683" calcext:value-type="float">
            <text:p>0.927</text:p>
          </table:table-cell>
          <table:table-cell/>
          <table:table-cell table:style-name="ce27" table:formula="of:=[.F31]*[.G31]*[.G31]" office:value-type="float" office:value="0.0101689952390748" calcext:value-type="float">
            <text:p>0.010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2*([.D32]/([.D32]+[.E32]))*([.D32]/[.$D$11])/(([.D32]/([.D32]+[.E32])) + ([.D32]/[.$D$11]))" office:value-type="float" office:value="0.00769712140175219" calcext:value-type="float">
            <text:p>0.008</text:p>
          </table:table-cell>
          <table:table-cell table:formula="of:=[.D32]/([.E32]+1)" office:value-type="float" office:value="0.931818181818182" calcext:value-type="float">
            <text:p>0.932</text:p>
          </table:table-cell>
          <table:table-cell/>
          <table:table-cell table:style-name="ce27" table:formula="of:=[.F32]*[.G32]*[.G32]" office:value-type="float" office:value="0.006683296010509" calcext:value-type="float">
            <text:p>0.007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_01" table:style-name="ta1">
        <table:table-column table:style-name="co21" table:number-columns-repeated="2" table:default-cell-style-name="Default"/>
        <table:table-column table:style-name="co21" table:default-cell-style-name="ce24"/>
        <table:table-column table:style-name="co22" table:default-cell-style-name="ce25"/>
        <table:table-column table:style-name="co23" table:default-cell-style-name="ce25"/>
        <table:table-column table:style-name="co6" table:default-cell-style-name="ce26"/>
        <table:table-column table:style-name="co24" table:default-cell-style-name="ce26"/>
        <table:table-column table:style-name="co21" table:default-cell-style-name="Default"/>
        <table:table-column table:style-name="co21" table:default-cell-style-name="ce26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1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1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4h</text:p>
          </table:table-cell>
          <table:table-cell office:value-type="float" office:value="36213" calcext:value-type="float">
            <text:p>36213</text:p>
          </table:table-cell>
          <table:table-cell office:value-type="float" office:value="91947" calcext:value-type="float">
            <text:p>91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formula="of:=2*([.D14]/([.D14]+[.E14]))*([.D14]/[.$D$11])/(([.D14]/([.D14]+[.E14])) + ([.D14]/[.$D$11]))" office:value-type="float" office:value="0.00641412203278329" calcext:value-type="float">
            <text:p>0.006</text:p>
          </table:table-cell>
          <table:table-cell table:formula="of:=[.D14]/([.E14]+1)" office:value-type="float" office:value="0.764705882352941" calcext:value-type="float">
            <text:p>0.765</text:p>
          </table:table-cell>
          <table:table-cell/>
          <table:table-cell table:style-name="ce27" table:formula="of:=[.F14]*[.G14]*[.G14]" office:value-type="float" office:value="0.0037508187665757" calcext:value-type="float">
            <text:p>0.00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671" calcext:value-type="float">
            <text:p>30671</text:p>
          </table:table-cell>
          <table:table-cell office:value-type="float" office:value="73036" calcext:value-type="float">
            <text:p>73036</text:p>
          </table:table-cell>
          <table:table-cell table:formula="of:=2*([.D15]/([.D15]+[.E15]))*([.D15]/[.$D$11])/(([.D15]/([.D15]+[.E15])) + ([.D15]/[.$D$11]))" office:value-type="float" office:value="0.438407661520869" calcext:value-type="float">
            <text:p>0.438</text:p>
          </table:table-cell>
          <table:table-cell table:formula="of:=[.D15]/([.E15]+1)" office:value-type="float" office:value="0.419937839725071" calcext:value-type="float">
            <text:p>0.420</text:p>
          </table:table-cell>
          <table:table-cell/>
          <table:table-cell table:style-name="ce27" table:formula="of:=[.F15]*[.G15]*[.G15]" office:value-type="float" office:value="0.0773122218919968" calcext:value-type="float">
            <text:p>0.077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42" calcext:value-type="float">
            <text:p>25442</text:p>
          </table:table-cell>
          <table:table-cell office:value-type="float" office:value="63402" calcext:value-type="float">
            <text:p>63402</text:p>
          </table:table-cell>
          <table:table-cell table:formula="of:=2*([.D16]/([.D16]+[.E16]))*([.D16]/[.$D$11])/(([.D16]/([.D16]+[.E16])) + ([.D16]/[.$D$11]))" office:value-type="float" office:value="0.406886459774343" calcext:value-type="float">
            <text:p>0.407</text:p>
          </table:table-cell>
          <table:table-cell table:formula="of:=[.D16]/([.E16]+1)" office:value-type="float" office:value="0.401274387647272" calcext:value-type="float">
            <text:p>0.401</text:p>
          </table:table-cell>
          <table:table-cell/>
          <table:table-cell table:style-name="ce27" table:formula="of:=[.F16]*[.G16]*[.G16]" office:value-type="float" office:value="0.0655173192360386" calcext:value-type="float">
            <text:p>0.06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7"/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126" calcext:value-type="float">
            <text:p>126</text:p>
          </table:table-cell>
          <table:table-cell table:formula="of:=2*([.D23]/([.D23]+[.E23]))*([.D23]/[.$D$11])/(([.D23]/([.D23]+[.E23])) + ([.D23]/[.$D$11]))" office:value-type="float" office:value="0.0209672149003377" calcext:value-type="float">
            <text:p>0.021</text:p>
          </table:table-cell>
          <table:table-cell table:formula="of:=[.D23]/([.E23]+1)" office:value-type="float" office:value="3.03149606299213" calcext:value-type="float">
            <text:p>3.031</text:p>
          </table:table-cell>
          <table:table-cell/>
          <table:table-cell table:style-name="ce27" table:formula="of:=[.F23]*[.G23]*[.G23]" office:value-type="float" office:value="0.192688041949442" calcext:value-type="float">
            <text:p>0.19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4h", "1d"]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7"/>
          <table:table-cell table:style-name="ce27"/>
          <table:table-cell table:number-columns-repeated="4"/>
        </table:table-row>
        <table:table-row table:style-name="ro1">
          <table:table-cell table:number-columns-repeated="3"/>
          <table:table-cell office:value-type="float" office:value="5848" calcext:value-type="float">
            <text:p>5848</text:p>
          </table:table-cell>
          <table:table-cell office:value-type="float" office:value="7496" calcext:value-type="float">
            <text:p>7496</text:p>
          </table:table-cell>
          <table:table-cell table:formula="of:=2*([.D28]/([.D28]+[.E28]))*([.D28]/[.$D$11])/(([.D28]/([.D28]+[.E28])) + ([.D28]/[.$D$11]))" office:value-type="float" office:value="0.236011057973647" calcext:value-type="float">
            <text:p>0.236</text:p>
          </table:table-cell>
          <table:table-cell table:formula="of:=[.D28]/([.E28]+1)" office:value-type="float" office:value="0.780045351473923" calcext:value-type="float">
            <text:p>0.780</text:p>
          </table:table-cell>
          <table:table-cell/>
          <table:table-cell table:style-name="ce27" table:formula="of:=[.F28]*[.G28]*[.G28]" office:value-type="float" office:value="0.143605825537556" calcext:value-type="float">
            <text:p>0.14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91" calcext:value-type="float">
            <text:p>14191</text:p>
          </table:table-cell>
          <table:table-cell office:value-type="float" office:value="21204" calcext:value-type="float">
            <text:p>21204</text:p>
          </table:table-cell>
          <table:table-cell table:formula="of:=2*([.D29]/([.D29]+[.E29]))*([.D29]/[.$D$11])/(([.D29]/([.D29]+[.E29])) + ([.D29]/[.$D$11]))" office:value-type="float" office:value="0.396352362864484" calcext:value-type="float">
            <text:p>0.396</text:p>
          </table:table-cell>
          <table:table-cell table:formula="of:=[.D29]/([.E29]+1)" office:value-type="float" office:value="0.669228955435039" calcext:value-type="float">
            <text:p>0.669</text:p>
          </table:table-cell>
          <table:table-cell/>
          <table:table-cell table:style-name="ce27" table:formula="of:=[.F29]*[.G29]*[.G29]" office:value-type="float" office:value="0.177513300176037" calcext:value-type="float">
            <text:p>0.17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  <table:table-cell office:value-type="string" calcext:value-type="string">
            <text:p>Batcd-Liner-actin-Dropt-weigm-Dropt-actin-Liner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2*([.D30]/([.D30]+[.E30]))*([.D30]/[.$D$11])/(([.D30]/([.D30]+[.E30])) + ([.D30]/[.$D$11]))" office:value-type="float" office:value="0.000717399702003201" calcext:value-type="float">
            <text:p>0.001</text:p>
          </table:table-cell>
          <table:table-cell table:formula="of:=[.D30]/([.E30]+1)" office:value-type="float" office:value="0.764705882352941" calcext:value-type="float">
            <text:p>0.765</text:p>
          </table:table-cell>
          <table:table-cell/>
          <table:table-cell table:style-name="ce27" table:formula="of:=[.F30]*[.G30]*[.G30]" office:value-type="float" office:value="0.000419517472797719" calcext:value-type="float">
            <text:p>0.00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0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table:formula="of:=2*([.D31]/([.D31]+[.E31]))*([.D31]/[.$D$11])/(([.D31]/([.D31]+[.E31])) + ([.D31]/[.$D$11]))" office:value-type="float" office:value="0.0202993477142934" calcext:value-type="float">
            <text:p>0.020</text:p>
          </table:table-cell>
          <table:table-cell table:formula="of:=[.D31]/([.E31]+1)" office:value-type="float" office:value="1.04166666666667" calcext:value-type="float">
            <text:p>1.042</text:p>
          </table:table-cell>
          <table:table-cell/>
          <table:table-cell table:style-name="ce27" table:formula="of:=[.F31]*[.G31]*[.G31]" office:value-type="float" office:value="0.022026201946933" calcext:value-type="float">
            <text:p>0.02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0m", "1h", "4h", "1d"]</text:p>
          </table:table-cell>
          <table:table-cell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3">02/03/2025</text:date>, <text:time>17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3T17:42:53</dc:date>
    <meta:generator>OpenOffice/4.1.15$Unix OpenOffice.org_project/4115m2$Build-9813</meta:generator>
    <meta:editing-duration>PT1H57M</meta:editing-duration>
    <meta:editing-cycles>15</meta:editing-cycles>
    <meta:document-statistic meta:table-count="5" meta:cell-count="634" meta:object-count="0"/>
  </office:meta>
</office:document-meta>
</file>